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eeeeee" fo:padding-left="0.09cm" fo:padding-right="0cm" fo:padding-top="0.09cm" fo:padding-bottom="0.09cm" fo:border-left="0.06pt solid #dddddd" fo:border-right="none" fo:border-top="0.06pt solid #dddddd" fo:border-bottom="0.06pt solid #dddddd"/>
    </style:style>
    <style:style style:name="P4" style:family="paragraph" style:parent-style-name="Quotations">
      <style:paragraph-properties fo:margin-left="1cm" fo:margin-right="1cm" fo:margin-top="0cm" fo:margin-bottom="0.222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  <style:text-properties officeooo:rsid="0020a9af" officeooo:paragraph-rsid="0020a9af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fo:background-color="#eeeeee" loext:char-shading-value="0" loext:padding="0cm" loext:border="none"/>
    </style:style>
    <style:style style:name="T6" style:family="text">
      <style:text-properties officeooo:rsid="00212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68926619" text:style-name="Outline">
        <text:list-item>
          <text:h text:style-name="P6" text:outline-level="1">64 <text:span text:style-name="T6">bit</text:span></text:h>
        </text:list-item>
        <text:list-item>
          <text:h text:style-name="P5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7">You need to build two apk and upload it together. one for 32 and another for 64 bit.</text:p>
      <text:p text:style-name="P4">This is what worked for me i am on flutter v1.5.4-hotfix.2</text:p>
      <text:p text:style-name="P8"><text:span text:style-name="T4">First run </text:span><text:span text:style-name="Source_20_Text"><text:span text:style-name="T5">flutter build apk --release</text:span></text:span><text:span text:style-name="T4"> and upload the apk file</text:span></text:p>
      <text:p text:style-name="P7">Then increase the version and build number in pubspec.yml file and run</text:p>
      <text:p text:style-name="P3"><text:span text:style-name="Source_20_Text"><text:span text:style-name="T4">flutter build apk --release --target-platform=android-arm64</text:span></text:span></text:p>
      <text:p text:style-name="P7">Upload this new apk and start roll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6-13T12:24:24.948342161</meta:creation-date>
    <meta:editing-duration>PT2M37S</meta:editing-duration>
    <meta:generator>LibreOffice/6.2.4.2$MacOSX_X86_64 LibreOffice_project/2412653d852ce75f65fbfa83fb7e7b669a126d64</meta:generator>
    <dc:date>2019-06-13T12:27:02.659330169</dc:date>
    <meta:document-statistic meta:table-count="0" meta:image-count="0" meta:object-count="0" meta:page-count="2" meta:paragraph-count="15" meta:word-count="84" meta:character-count="495" meta:non-whitespace-character-count="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